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a933" loext:char-shading-value="0"/>
    </style:style>
    <style:style style:name="T3" style:family="text">
      <style:text-properties fo:background-color="#ff383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*** Formatting options</text:p>
      <text:p text:style-name="Standard"><text:s/>-outfmt &lt;String&gt;</text:p>
      <text:p text:style-name="Standard"><text:s text:c="3"/>alignment view options:</text:p>
      <text:p text:style-name="Standard"><text:s text:c="5"/>0 = Pairwise,</text:p>
      <text:p text:style-name="Standard"><text:s text:c="5"/>1 = Query-anchored showing identities,</text:p>
      <text:p text:style-name="Standard"><text:s text:c="5"/>2 = Query-anchored no identities,</text:p>
      <text:p text:style-name="Standard"><text:s text:c="5"/>3 = Flat query-anchored showing identities,</text:p>
      <text:p text:style-name="Standard"><text:s text:c="5"/>4 = Flat query-anchored no identities,</text:p>
      <text:p text:style-name="Standard"><text:s text:c="5"/>5 = BLAST XML,</text:p>
      <text:p text:style-name="Standard"><text:s text:c="5"/>6 = Tabular,</text:p>
      <text:p text:style-name="Standard"><text:s text:c="5"/>7 = Tabular with comment lines,</text:p>
      <text:p text:style-name="Standard"><text:s text:c="5"/>8 = Seqalign (Text ASN.1),</text:p>
      <text:p text:style-name="Standard"><text:s text:c="5"/>9 = Seqalign (Binary ASN.1),</text:p>
      <text:p text:style-name="Standard"><text:s text:c="4"/>10 = Comma-separated values,</text:p>
      <text:p text:style-name="Standard"><text:s text:c="4"/>11 = BLAST archive (ASN.1),</text:p>
      <text:p text:style-name="Standard"><text:s text:c="4"/>12 = Seqalign (JSON),</text:p>
      <text:p text:style-name="Standard"><text:s text:c="4"/>13 = Multiple-file BLAST JSON,</text:p>
      <text:p text:style-name="Standard"><text:s text:c="4"/>14 = Multiple-file BLAST XML2,</text:p>
      <text:p text:style-name="Standard"><text:s text:c="4"/>15 = Single-file BLAST JSON,</text:p>
      <text:p text:style-name="Standard"><text:s text:c="4"/>16 = Single-file BLAST XML2,</text:p>
      <text:p text:style-name="Standard"><text:s text:c="4"/>17 = Sequence Alignment/Map (SAM),</text:p>
      <text:p text:style-name="Standard"><text:s text:c="4"/>18 = Organism Report</text:p>
      <text:p text:style-name="Standard"><text:s text:c="3"/></text:p>
      <text:p text:style-name="Standard"><text:s text:c="3"/>Options 6, 7, 10 and 17 can be additionally configured to produce</text:p>
      <text:p text:style-name="Standard"><text:s text:c="3"/>a custom format specified by space delimited format specifiers,</text:p>
      <text:p text:style-name="Standard"><text:s text:c="3"/>or in the case of options 6, 7, and 10, by a token specified</text:p>
      <text:p text:style-name="Standard"><text:s text:c="3"/>by the delim keyword. E.g.: "17 delim=@ qacc sacc score".</text:p>
      <text:p text:style-name="Standard"><text:s text:c="3"/>The delim keyword must appear after the numeric output format</text:p>
      <text:p text:style-name="Standard"><text:s text:c="3"/>specification.</text:p>
      <text:p text:style-name="Standard"><text:s text:c="3"/>The supported format specifiers for options 6, 7 and 10 are:</text:p>
      <text:p text:style-name="Standard"><text:s text:c="3"/><text:tab/> <text:s text:c="3"/><text:span text:style-name="T3">qseqid means Query Seq-id</text:span></text:p>
      <text:p text:style-name="Standard"><text:s text:c="3"/><text:tab/> <text:s text:c="6"/>qgi means Query GI</text:p>
      <text:p text:style-name="Standard"><text:s text:c="3"/><text:tab/> <text:s text:c="5"/>qacc means Query accesion</text:p>
      <text:p text:style-name="Standard"><text:s text:c="3"/><text:tab/> <text:s text:c="2"/><text:span text:style-name="T2">qaccver means Query accesion.version</text:span></text:p>
      <text:p text:style-name="Standard"><text:s text:c="3"/><text:tab/> <text:s text:c="5"/>qlen means Query sequence length</text:p>
      <text:p text:style-name="Standard"><text:s text:c="3"/><text:tab/> <text:s text:c="3"/><text:span text:style-name="T3">sseqid means Subject Seq-id</text:span></text:p>
      <text:p text:style-name="Standard"><text:s text:c="3"/><text:tab/> sallseqid means All subject Seq-id(s), separated by a ';'</text:p>
      <text:p text:style-name="Standard"><text:s text:c="3"/><text:tab/> <text:s text:c="6"/>sgi means Subject GI</text:p>
      <text:p text:style-name="Standard"><text:s text:c="3"/><text:tab/> <text:s text:c="3"/>sallgi means All subject GIs</text:p>
      <text:p text:style-name="Standard"><text:s text:c="3"/><text:tab/> <text:s text:c="5"/>sacc means Subject accession</text:p>
      <text:p text:style-name="Standard"><text:s text:c="3"/><text:tab/> <text:s text:c="2"/><text:span text:style-name="T2">saccver means Subject accession.version</text:span></text:p>
      <text:p text:style-name="Standard"><text:s text:c="3"/><text:tab/> <text:s text:c="2"/>sallacc means All subject accessions</text:p>
      <text:p text:style-name="Standard"><text:s text:c="3"/><text:tab/> <text:s text:c="5"/>slen means Subject sequence length</text:p>
      <text:p text:style-name="Standard"><text:s text:c="3"/><text:tab/> <text:s text:c="3"/><text:span text:style-name="T2">qstart means Start of alignment in query</text:span></text:p>
      <text:p text:style-name="Standard"><text:s text:c="3"/><text:tab/> <text:s text:c="5"/><text:span text:style-name="T2">qend means End of alignment in query</text:span></text:p>
      <text:p text:style-name="Standard"><text:s text:c="3"/><text:tab/> <text:s text:c="3"/><text:span text:style-name="T2">sstart means Start of alignment in subject</text:span></text:p>
      <text:p text:style-name="Standard"><text:s text:c="3"/><text:tab/> <text:s text:c="5"/><text:span text:style-name="T2">send means End of alignment in subject</text:span></text:p>
      <text:p text:style-name="Standard"><text:s text:c="3"/><text:tab/> <text:s text:c="5"/>qseq means Aligned part of query sequence</text:p>
      <text:p text:style-name="Standard"><text:s text:c="3"/><text:tab/> <text:s text:c="5"/>sseq means Aligned part of subject sequence</text:p>
      <text:p text:style-name="Standard"><text:s text:c="3"/><text:tab/> <text:s text:c="3"/><text:span text:style-name="T1">evalue means Expect value</text:span></text:p>
      <text:p text:style-name="Standard"><text:s text:c="3"/><text:tab/> <text:span text:style-name="T1"><text:s/>bitscore means Bit score</text:span></text:p>
      <text:p text:style-name="Standard"><text:soft-page-break/><text:s text:c="3"/><text:tab/> <text:s text:c="4"/>score means Raw score</text:p>
      <text:p text:style-name="Standard"><text:s text:c="3"/><text:tab/> <text:s text:c="2"/><text:span text:style-name="T2"><text:s/>length means Alignment length</text:span></text:p>
      <text:p text:style-name="Standard"><text:s text:c="3"/><text:tab/> <text:s text:c="3"/><text:span text:style-name="T2">pident means Percentage of identical matches</text:span></text:p>
      <text:p text:style-name="Standard"><text:s text:c="3"/><text:tab/> <text:s text:c="3"/>nident means Number of identical matches</text:p>
      <text:p text:style-name="Standard"><text:s text:c="3"/><text:tab/> <text:s/><text:span text:style-name="T2">mismatch means Number of mismatches</text:span></text:p>
      <text:p text:style-name="Standard"><text:s text:c="3"/><text:tab/> <text:s/>positive means Number of positive-scoring matches</text:p>
      <text:p text:style-name="Standard"><text:s text:c="3"/><text:tab/> <text:s text:c="2"/><text:span text:style-name="T2">gapopen means Number of gap openings</text:span></text:p>
      <text:p text:style-name="Standard"><text:s text:c="3"/><text:tab/> <text:s text:c="5"/>gaps means Total number of gaps</text:p>
      <text:p text:style-name="Standard"><text:s text:c="3"/><text:tab/> <text:s text:c="5"/>ppos means Percentage of positive-scoring matches</text:p>
      <text:p text:style-name="Standard"><text:s text:c="3"/><text:tab/> <text:s text:c="3"/>frames means Query and subject frames separated by a '/'</text:p>
      <text:p text:style-name="Standard"><text:s text:c="3"/><text:tab/> <text:s text:c="3"/>qframe means Query frame</text:p>
      <text:p text:style-name="Standard"><text:s text:c="3"/><text:tab/> <text:s text:c="3"/>sframe means Subject frame</text:p>
      <text:p text:style-name="Standard"><text:s text:c="3"/><text:tab/> <text:s text:c="5"/>btop means Blast traceback operations (BTOP)</text:p>
      <text:p text:style-name="Standard"><text:s text:c="3"/><text:tab/> <text:s text:c="3"/>staxid means Subject Taxonomy ID</text:p>
      <text:p text:style-name="Standard"><text:s text:c="3"/><text:tab/> <text:s/>ssciname means Subject Scientific Name</text:p>
      <text:p text:style-name="Standard"><text:s text:c="3"/><text:tab/> <text:s/>scomname means Subject Common Name</text:p>
      <text:p text:style-name="Standard"><text:s text:c="3"/><text:tab/>sblastname means Subject Blast Name</text:p>
      <text:p text:style-name="Standard"><text:s text:c="3"/><text:tab/> sskingdom means Subject Super Kingdom</text:p>
      <text:p text:style-name="Standard"><text:s text:c="3"/><text:tab/> <text:s text:c="2"/>staxids means unique Subject Taxonomy ID(s), separated by a ';'</text:p>
      <text:p text:style-name="Standard"><text:s text:c="3"/><text:tab/><text:tab/><text:tab/> (in numerical order)</text:p>
      <text:p text:style-name="Standard"><text:s text:c="3"/><text:tab/> sscinames means unique Subject Scientific Name(s), separated by a ';'</text:p>
      <text:p text:style-name="Standard"><text:s text:c="3"/><text:tab/> scomnames means unique Subject Common Name(s), separated by a ';'</text:p>
      <text:p text:style-name="Standard"><text:s text:c="3"/><text:tab/>sblastnames means unique Subject Blast Name(s), separated by a ';'</text:p>
      <text:p text:style-name="Standard"><text:s text:c="3"/><text:tab/><text:tab/><text:tab/> (in alphabetical order)</text:p>
      <text:p text:style-name="Standard"><text:s text:c="3"/><text:tab/>sskingdoms means unique Subject Super Kingdom(s), separated by a ';'</text:p>
      <text:p text:style-name="Standard"><text:s text:c="3"/><text:tab/><text:tab/><text:tab/> (in alphabetical order) </text:p>
      <text:p text:style-name="Standard"><text:s text:c="3"/><text:tab/> <text:s text:c="3"/>stitle means Subject Title</text:p>
      <text:p text:style-name="Standard"><text:s text:c="3"/><text:tab/><text:span text:style-name="T1">salltitles means All Subject Title(s), separated by a '&lt;&gt;'</text:span></text:p>
      <text:p text:style-name="Standard"><text:s text:c="3"/><text:tab/> <text:s text:c="2"/>sstrand means Subject Strand</text:p>
      <text:p text:style-name="Standard"><text:s text:c="3"/><text:tab/> <text:s text:c="2"/><text:span text:style-name="T1"><text:s text:c="2"/></text:span><text:span text:style-name="T3">qcovs means Query Coverage Per Subject</text:span></text:p>
      <text:p text:style-name="Standard"><text:s text:c="3"/><text:tab/> <text:s text:c="2"/><text:span text:style-name="T3">qcovhsp means Query Coverage Per HSP</text:span></text:p>
      <text:p text:style-name="Standard"><text:s text:c="3"/><text:tab/> <text:s text:c="3"/>qcovus means Query Coverage Per Unique Subject (blastn only)</text:p>
      <text:p text:style-name="Standard"><text:s text:c="3"/>When not provided, the default value is:</text:p>
      <text:p text:style-name="Standard"><text:s text:c="3"/>'qaccver saccver pident length mismatch gapopen qstart qend sstart send</text:p>
      <text:p text:style-name="Standard"><text:s text:c="3"/>evalue bitscore', which is equivalent to the keyword 'std'</text:p>
      <text:p text:style-name="Standard"><text:s text:c="3"/>The supported format specifier for option 17 is:</text:p>
      <text:p text:style-name="Standard"><text:s text:c="3"/><text:tab/> <text:s text:c="7"/>SQ means Include Sequence Data</text:p>
      <text:p text:style-name="Standard"><text:s text:c="3"/><text:tab/> <text:s text:c="7"/>SR means Subject as Reference Seq</text:p>
      <text:p text:style-name="P1">All Subject Title(s), separated by a '&lt;&gt;'</text:p>
      <text:p text:style-name="Standard">All subject Seq-id(s), separated by a ';'</text:p>
      <text:p text:style-name="Standard">Query Seq-id</text:p>
      <text:p text:style-name="Standard">subject Seq-id</text:p>
      <text:p text:style-name="Standard"/>
      <text:p text:style-name="Standard">Query accesion.version</text:p>
      <text:p text:style-name="Standard">Subject accession.version</text:p>
      <text:p text:style-name="Standard">Percentage of identical matches</text:p>
      <text:p text:style-name="Standard">Alignment length</text:p>
      <text:p text:style-name="Standard">Number of mismatches</text:p>
      <text:p text:style-name="Standard">Number of gap openings</text:p>
      <text:p text:style-name="Standard">Start of alignment in query</text:p>
      <text:p text:style-name="Standard">End of alignment in query</text:p>
      <text:p text:style-name="Standard">Start of alignment in subject</text:p>
      <text:p text:style-name="Standard">End of alignment in subject</text:p>
      <text:p text:style-name="Standard">Expect value</text:p>
      <text:p text:style-name="Standard">Bit score</text:p>
      <text:p text:style-name="Standard"/>
      <text:p text:style-name="Standard">Query Coverage Per Subject</text:p>
      <text:p text:style-name="Standard">Query Coverage Per HS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0:49:01.654301755</meta:creation-date>
    <dc:date>2023-06-13T19:58:04.623756238</dc:date>
    <meta:editing-duration>PT10H12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07" meta:word-count="583" meta:character-count="4219" meta:non-whitespace-character-count="3184"/>
  </office:meta>
</office:document-meta>
</file>